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Liberation Serif"/>
    </style:style>
    <style:style style:name="P2" style:family="paragraph" style:parent-style-name="Standard">
      <style:paragraph-properties fo:line-height="150%" fo:text-align="justify" style:justify-single-word="false"/>
      <style:text-properties fo:font-size="36pt" fo:font-weight="bold" style:font-size-asian="31.5pt" style:font-weight-asian="bold" style:font-size-complex="36pt" style:font-weight-complex="bold"/>
    </style:style>
    <style:style style:name="P3" style:family="paragraph" style:parent-style-name="Standard">
      <style:paragraph-properties fo:line-height="150%" fo:text-align="center" style:justify-single-word="false"/>
      <style:text-properties fo:font-size="36pt" fo:font-weight="bold" style:font-size-asian="31.5pt" style:font-weight-asian="bold" style:font-size-complex="36pt" style:font-weight-complex="bold"/>
    </style:style>
    <style:style style:name="P4" style:family="paragraph" style:parent-style-name="Standard">
      <style:paragraph-properties fo:line-height="150%" fo:text-align="justify" style:justify-single-word="false"/>
      <style:text-properties fo:font-size="36pt" style:font-size-asian="31.5pt" style:font-size-complex="36pt"/>
    </style:style>
    <style:style style:name="P5" style:family="paragraph" style:parent-style-name="Standard">
      <style:paragraph-properties fo:line-height="150%" fo:text-align="center" style:justify-single-word="false"/>
      <style:text-properties fo:font-size="28pt" fo:font-weight="bold" style:font-size-asian="24.5pt" style:font-weight-asian="bold" style:font-size-complex="28pt" style:font-weight-complex="bold"/>
    </style:style>
    <style:style style:name="P6" style:family="paragraph" style:parent-style-name="Standard">
      <style:paragraph-properties fo:line-height="150%" fo:text-align="justify" style:justify-single-word="false"/>
      <style:text-properties fo:font-size="20pt" style:font-size-asian="17.5pt" style:font-size-complex="20pt"/>
    </style:style>
    <style:style style:name="P7" style:family="paragraph" style:parent-style-name="Standard">
      <style:paragraph-properties fo:line-height="150%" fo:text-align="center" style:justify-single-word="false"/>
      <style:text-properties fo:font-size="20pt" style:font-size-asian="17.5pt" style:font-size-complex="20pt"/>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fo:text-align="justify" style:justify-single-word="false"/>
      <style:text-properties fo:font-style="normal" style:font-style-asian="normal" style:font-style-complex="normal"/>
    </style:style>
    <style:style style:name="P10" style:family="paragraph" style:parent-style-name="Text_20_body">
      <style:paragraph-properties fo:line-height="150%" fo:text-align="justify" style:justify-single-word="false"/>
      <style:text-properties fo:font-style="normal" style:font-style-asian="normal" style:font-style-complex="normal"/>
    </style:style>
    <style:style style:name="P11" style:family="paragraph" style:parent-style-name="Text_20_body">
      <style:paragraph-properties fo:line-height="150%" fo:text-align="justify" style:justify-single-word="false"/>
    </style:style>
    <style:style style:name="P12" style:family="paragraph" style:parent-style-name="Text_20_body" style:list-style-name="L2">
      <style:paragraph-properties fo:line-height="150%" fo:text-align="justify" style:justify-single-word="false"/>
    </style:style>
    <style:style style:name="P13" style:family="paragraph" style:parent-style-name="Heading_20_2">
      <style:paragraph-properties fo:line-height="150%" fo:text-align="justify" style:justify-single-word="false"/>
      <style:text-properties fo:font-style="normal" style:font-style-asian="normal" style:font-style-complex="normal"/>
    </style:style>
    <style:style style:name="P14" style:family="paragraph" style:parent-style-name="Heading_20_2">
      <style:paragraph-properties fo:line-height="150%" fo:text-align="justify" style:justify-single-word="false"/>
    </style:style>
    <style:style style:name="P15" style:family="paragraph" style:parent-style-name="Heading_20_1">
      <style:paragraph-properties fo:line-height="150%" fo:text-align="justify" style:justify-single-word="false"/>
      <style:text-properties fo:font-style="normal" style:font-style-asian="normal" style:font-style-complex="normal"/>
    </style:style>
    <style:style style:name="P16" style:family="paragraph" style:parent-style-name="Heading_20_1">
      <style:paragraph-properties fo:line-height="150%" fo:text-align="justify"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variant="normal" fo:text-transform="none" fo:color="#000000" style:font-name="Courier New" fo:font-size="10.5pt" fo:letter-spacing="normal" fo:font-weight="normal"/>
    </style:style>
    <style:style style:name="T4" style:family="text">
      <style:text-properties fo:font-variant="normal" fo:text-transform="none" fo:color="#000000" fo:font-size="10.5pt" fo:letter-spacing="normal" fo:font-weight="normal"/>
    </style:style>
    <style:style style:name="T5" style:family="text">
      <style:text-properties fo:font-variant="normal" fo:text-transform="none" fo:color="#000000" fo:font-size="12pt" fo:letter-spacing="normal" fo:font-weight="normal"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PILL REMINDER</text:p>
      <text:p text:style-name="P3"/>
      <text:p text:style-name="P5">Héctor Borrás Aleixandre</text:p>
      <text:p text:style-name="P5">2º Ciclo Formativo Grado Superior</text:p>
      <text:p text:style-name="P5">2014</text:p>
      <text:p text:style-name="P5">Desarrollo de Aplicaciones Multiplataforma</text:p>
      <text:p text:style-name="P4"/>
      <text:p text:style-name="P6"/>
      <text:p text:style-name="P7">I.E.S. Camp de Morvedre</text:p>
      <text:p text:style-name="P7">Tutor: Jose Antonio Díaz-Alejo Gómez</text:p>
      <text:p text:style-name="P6"><text:soft-page-break/></text:p>
      <text:p text:style-name="P6"/>
      <text:p text:style-name="P6"/>
      <text:p text:style-name="P6"/>
      <text:p text:style-name="P6"/>
      <text:p text:style-name="P6"/>
      <text:p text:style-name="P6"/>
      <text:p text:style-name="P6"/>
      <text:p text:style-name="P7">Pill Reminder</text:p>
      <text:p text:style-name="P7"/>
      <text:p text:style-name="P7">Héctor Borrás Aleixandre</text:p>
      <text:p text:style-name="P7"/>
      <text:p text:style-name="P6"/>
      <text:p text:style-name="P6"/>
      <text:p text:style-name="P6"/>
      <text:p text:style-name="P6"/>
      <text:p text:style-name="P6"/>
      <text:p text:style-name="P6"/>
      <text:p text:style-name="P8"/>
      <text:h text:style-name="P16" text:outline-level="1"><text:soft-page-break/>1. Introducción</text:h>
      <text:p text:style-name="P11"/>
      <text:h text:style-name="P14" text:outline-level="2">1.1 Módulos a los que implica.</text:h>
      <text:p text:style-name="P11"/>
      <text:p text:style-name="P11"><text:tab/>Pill Reminder es una aplicación Android, cosa que hace que este altamente relacionado con la asignatura de segundo curso <text:span text:style-name="T1">Programación multimedia y dispositivos móviles </text:span><text:span text:style-name="T2">, asímismo dado que la programación en Android se basa en la programación Java también entra en materia con la asignatura de primer curso de programación. No hay que olvidar de todos modos que para ello se han utilizado también conceptos de bases de datos impartidos en otras dos diferentes asignaturas.</text:span></text:p>
      <text:p text:style-name="P10"/>
      <text:p text:style-name="P10"><text:tab/>De todos modos, para la realización de cualquier proyecto de programación, por norma general, no basta con los conocimientos adquiridos hasta el momento sino que siempre toca investigar por cuenta propia. </text:p>
      <text:p text:style-name="P10"/>
      <text:h text:style-name="P14" text:outline-level="2"><text:span text:style-name="T1">1.2. Breve descripción del proyecto.</text:span><text:span text:style-name="T2"> </text:span></text:h>
      <text:p text:style-name="P10"/>
      <text:p text:style-name="P10"><text:tab/>Pill Reminder es un recordatorio de pastillas para android. Su objetivo es la creación de recordatorios en base a pastillas creadas pudiendo elegir la fecha de inicio y la fecha final de la toma del medicamento así como la frecuencia por horas y la hora de inicio de la toma. Permite a su vez la introducción de descripciones para una mayor personalización. </text:p>
      <text:p text:style-name="P10"/>
      <text:p text:style-name="P10"><text:tab/>El público objetivo de la aplicación es gente que necesita tomarse varias pastillas al día o que tenga a su cargo personas con la misma necesidad, permitiendo así una menor preocupación. Crea una facilidad para el usuario.</text:p>
      <text:p text:style-name="P10"><text:span text:style-name="T3"/></text:p>
      <text:p text:style-name="P1"><text:span text:style-name="T4"><text:tab/></text:span><text:span text:style-name="T5">El sistema debe ser muy sencillo, en el menu lateral izquierdo se pueden ver las pastillas que hay en una lista con estilo GooglePlay. Puedes crear una nueva eligiendo su nombre y su imagen. </text:span><text:soft-page-break/><text:span text:style-name="T5">Después de esto en el apartado de Recordatorios puedes crear tantos recordatorios como se quiera.</text:span></text:p>
      <text:p text:style-name="P1"><text:span text:style-name="T5"/></text:p>
      <text:p text:style-name="P1"><text:span text:style-name="T5"><text:tab/>El sistema que se ha elegido para representar todos los recordatorios permite el método swipe, que quiere decir, que en la pantalla de recordatorios si desplazamos hacia la izquierda o hacia la derecha uno este automáticamente se quedará archivado, esto es con el objetivo de poder guardar recordatorios que nos interesan. Obviamente, después de haber finalizado el recordatorio también se archiva automáticamente. </text:span></text:p>
      <text:p text:style-name="P1"><text:span text:style-name="T5"/></text:p>
      <text:p text:style-name="P1"><text:span text:style-name="T5"><text:tab/>También podemos apretar encima de uno en concreto para poder ver sus detalles y además poder modificarlo, borrarlo, archivarlo.</text:span></text:p>
      <text:p text:style-name="P1"><text:span text:style-name="T5"/></text:p>
      <text:p text:style-name="P1"><text:span text:style-name="T5"><text:tab/>Se ha añadido en la parte izquierda un apartado de ayuda el cual redirecciona hacia github, donde se encuentra alojado el proyecto entero. Con una serie de preguntas frecuentes FAQ. Y otra opción la cual te abre tu gestor de correo predefinido para poder enviarte un correo electrónico con el que poder ponerte en contacto con el desarrollador, y preguntarle tanto dudas como informar de comportamientos inadecuados.</text:span></text:p>
      <text:p text:style-name="P1"><text:span text:style-name="T5"/></text:p>
      <text:p text:style-name="P1"><text:span text:style-name="T5"><text:tab/>La aplicación se ha completado con un sistema de avisos el cual por ejemplo no te permite continuar si no rellenas todos los campos necesarios o si los insertas erroneamente. Por ejemplo poner una fecha de inicio posterior a la de finalización.</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9"/>
      <text:h text:style-name="P15" text:outline-level="1"><text:soft-page-break/>2. Plan de Trabajo</text:h>
      <text:p text:style-name="P10"/>
      <text:h text:style-name="P13" text:outline-level="2">2.1 División de trabajo.</text:h>
      <text:p text:style-name="P10"/>
      <text:p text:style-name="P11"><text:span text:style-name="T2"><text:tab/>Para la elaboración del proyecto se ha seguido, o al menos se ha intentado seguir un sistema de MVC (Modelo, Vista, Controlador). A su vez, para un correcto sistema de trabajo, se ha utilizado el sistema de control de versiones llamado GIT, junto con la página web que gestiona GITHUB. Este sistema permite guardar el estado del proyecto en el punto que uno desea para poder </text:span><text:span text:style-name="T2">recuperarlo posteriormente si algo sale mal. </text:span></text:p>
      <text:p text:style-name="P10"/>
      <text:p text:style-name="P10"><text:tab/>Primero se han creado todos los tipos de objetos que se van a necesitar, tales como objeto PASTILLA, RECORDATORIO y RECORDATORIO_PASTILLA (este último por temas de implantación).</text:p>
      <text:p text:style-name="P10"/>
      <text:p text:style-name="P10"><text:tab/>Segundo, se ha creado todo el sistema de BBDD en SQLite, propio de android, que se va a encargar de gestionar y almacenar todos los contenidos para que no se pierdan. Creación de tablas, creación de consultas de creación de objetos, de actualización y borrado de los mismos así como de lectura. Tanto de pastillas, recordatorios, y por supuesto de recordatorios con la pastilla incluida.</text:p>
      <text:p text:style-name="P10"/>
      <text:p text:style-name="P10"><text:tab/>Seguidamente se ha creado la gestión de pastillas. Implementando lo que en programación se llama CRUD ( Create, Read, Update, Delete). Donde se puede elegir un nombre de pastilla y una imagen para la misma entre dieciocho posibles.</text:p>
      <text:p text:style-name="P10"/>
      <text:p text:style-name="P10"><text:tab/>Cuarto, crear la gestión de recordatorios en base a pastillas, estableciendo fechas, tipo de recordatorio, intervalos y horas de entrada.</text:p>
      <text:p text:style-name="P10"/>
      <text:p text:style-name="P10"><text:tab/>Quinto, creación de las alarmas, quizá la parte más dificil por la novedad y por la <text:soft-page-break/>implementación.</text:p>
      <text:p text:style-name="P10"/>
      <text:p text:style-name="P10"><text:tab/>Sexto, <text:s/>depuración y establecer avisos cuando se realizan acciones para una mejor interacción con el usuario.</text:p>
      <text:p text:style-name="P10"/>
      <text:p text:style-name="P10"/>
      <text:p text:style-name="P10"/>
      <text:p text:style-name="P10"/>
      <text:h text:style-name="P13" text:outline-level="2">2.2 Estimación de tiempos</text:h>
      <text:p text:style-name="P10"/>
      <text:p text:style-name="P10"><text:tab/>Creación clases → 2h</text:p>
      <text:p text:style-name="P10"><text:tab/>Creación BBDD y consultas → 4h</text:p>
      <text:p text:style-name="P10"><text:tab/>Creación Pastillas → 5h</text:p>
      <text:p text:style-name="P10"><text:tab/>Creación Recordatorios → 6h</text:p>
      <text:p text:style-name="P10"><text:tab/>Creación Alarmas → 9h</text:p>
      <text:p text:style-name="P10"><text:tab/>Depuración y mejoras → 4h</text:p>
      <text:p text:style-name="P10"/>
      <text:p text:style-name="P10"><text:tab/>Total → 30h</text:p>
      <text:p text:style-name="P10"/>
      <text:p text:style-name="P10"/>
      <text:p text:style-name="P10"/>
      <text:p text:style-name="P10"/>
      <text:p text:style-name="P10"/>
      <text:p text:style-name="P10"/>
      <text:p text:style-name="P10"/>
      <text:h text:style-name="P15" text:outline-level="1"><text:soft-page-break/>3. Implantación</text:h>
      <text:p text:style-name="P10"/>
      <text:p text:style-name="P10"><text:tab/>Para la realización de la implantación se ha utilizado el IDE ANDROID STUDIO. El cual necesita la instalación de un JDK de java y el SDK de android que se obtienen en developers.android.com.</text:p>
      <text:p text:style-name="P10"/>
      <text:p text:style-name="P10"><text:tab/>Los clientes para poder utilizar la aplicación necesitarán disponer de un dispositivo móvil con sistema operativo android y con una versión del mismo 4.0 o superior.</text:p>
      <text:p text:style-name="P10"/>
      <text:p text:style-name="P10"><text:tab/>Se podría haber elegido como versión de desarrollo 2.3.+, pero ya queda poca cuota de mercado, entorno a un 16% y no permite el uso de fragments, los cuales son cada vez más inprescindibles para tener una interfaz lo suficientemente versátil.</text:p>
      <text:p text:style-name="P10"/>
      <text:p text:style-name="P10"><text:tab/>Además, todos los nuevos dispositivos del mercado incorporan ya versiones de android 4.+</text:p>
      <text:p text:style-name="P10"/>
      <text:h text:style-name="P13" text:outline-level="2">3.1. Presupuesto</text:h>
      <text:p text:style-name="P10"/>
      <text:p text:style-name="P10"><text:tab/>Este proyecto necesita un presupuesto bastante reducido dado que sólo era necesario un ordenador con los programas instalados y mano de obra personal realizando la programación.</text:p>
      <text:p text:style-name="P10"/>
      <text:p text:style-name="P10"><text:tab/>Se ha conseguido desarrollar en una semana sin dificultades.</text:p>
      <text:p text:style-name="P10"/>
      <text:p text:style-name="P10"/>
      <text:p text:style-name="P10"/>
      <text:p text:style-name="P10"/>
      <text:p text:style-name="P10"/>
      <text:h text:style-name="P16" text:outline-level="1"><text:soft-page-break/><text:span text:style-name="T2">4. Recursos</text:span></text:h>
      <text:p text:style-name="P10"/>
      <text:p text:style-name="P10"><text:tab/>Para la realización de este proyecto se ha utilizado un ordenador portatil con 4GB de ram, procesador dual core a 2.00 GHz corriendo en un S.O. Ubuntu 12.04</text:p>
      <text:p text:style-name="P10"/>
      <text:p text:style-name="P10"><text:tab/>Como software se utiliza Android Studio en su versión más reciente. Es un software diseñado por google inspirado en IntelliJ Idea. Mucho más estable, más facil, más rápido y más optimizado que Eclipse, software utilizado hasta hace un año para la realización de proyectos Android.</text:p>
      <text:p text:style-name="P10"/>
      <text:p text:style-name="P10"><text:tab/>Como personal solo se es necesario una persona, que es la que ha realizado su proyecto en su totalidad.</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5" text:outline-level="1"><text:soft-page-break/>5. Conclusiones</text:h>
      <text:p text:style-name="P10"/>
      <text:h text:style-name="P13" text:outline-level="2">5.1 Grado de consecución</text:h>
      <text:p text:style-name="P10"><text:tab/></text:p>
      <text:p text:style-name="P10"><text:tab/>El grado de consecución del proyecto es el de terminado dentro de lo que se habia estudiado realizar para el mismo. <text:s/></text:p>
      <text:p text:style-name="P10"/>
      <text:p text:style-name="P10"><text:tab/>Todos los puntos de la división de trabajo se han concluido satisfactoriamente incluso añadiendo detalles y preparando el proyecto para futuras mejoras. Tales como son la futura implementación de configuración para poder seleccionar si se quiere o no vibración o especificar el tono de la notificación cuando te toca una pastilla. </text:p>
      <text:p text:style-name="P10"><text:tab/></text:p>
      <text:p text:style-name="P10"><text:tab/>Además se ha implementado el modelo y la gestión de base de datos para futuras pastillas que se puedan activar en función del número de dias a la semana que se toman y de cuando se deben tomar, ya sea desayuno comida o cena.</text:p>
      <text:p text:style-name="P10"/>
      <text:h text:style-name="P14" text:outline-level="2">5.2 Problemas encontrados</text:h>
      <text:p text:style-name="P11"/>
      <text:p text:style-name="P11"><text:tab/>Los principales problemas encontrados dentro de la creación del proyecto han sido en el tema del control de las alarmas. Al principio se creo el sistema de recordatorios y la base de datos sabía cuando tocaba tomar una determinada pastilla, pero faltaba gestionar cuando nos avisaba el dispositivo.</text:p>
      <text:p text:style-name="P11"/>
      <text:p text:style-name="P11"><text:tab/>Se ha utilizado una clase específica de Android llamada AlarmManager. La cual permite crear alarmas en tiempo real y establecer sus repeticiones. El mayor problema fue al lanzar una alarma saber que alarma ha sonado. Las alarmas dentro del alarm manager funcionan lanzando <text:soft-page-break/>PendingIntents o intents pendientes, los cuales permiten ejecutar porciones de código sin necesidad de que la aplicación esté abierta, como un servicio.</text:p>
      <text:p text:style-name="P11"/>
      <text:p text:style-name="P11"><text:tab/>Estos pending intents dependen de un intent normal y corriente de android, así que se solventó su uso pasándole una variable como extra con el identificador del recordatorio, para así, poder obtener la pastilla que nos toca tomar. </text:p>
      <text:p text:style-name="P11"/>
      <text:p text:style-name="P11"><text:tab/>AlarmManager también tiene un sistema especial de creación de pending intents. Una vez creas uno, puedes o no pasarle un “requestId”. Si no se lo envias, es decir, lo estableces a cero, cada alarma que crees sobreescribirá a <text:s/>la anterior. Cosa no deseada. Esto se solucionó pasándole como parámetro el ID del recordatorio, así, a su vez podemos sobreescribir alarmas de un mismo recordatorio si decidimos modificarlo por alguna razón.</text:p>
      <text:p text:style-name="P11"/>
      <text:p text:style-name="P11"><text:tab/>En un primer momentó se pensó que este requestId nos serviría para poder identificar la pastilla que estaba sonando en un momento determinado, pero no es así. No hay ningún método que lo permita. Por este motivo se tuvo que hacer uso del extra antes mencionado.</text:p>
      <text:p text:style-name="P11"/>
      <text:p text:style-name="P11"><text:tab/>Además, podemos considerar como “problema encontrado” el hecho de tener que despertar la pantalla cada vez que suena una alarma. Puesto que la alarma que usamos no tiene porqué ser para el usuario. Si imaginamos un widget del tiempo que tiene que actualizar sus datos cada 4 horas, por ejemplo, este depende del AlarmManager, pero no necesita encender la pantalla. </text:p>
      <text:p text:style-name="P11"/>
      <text:p text:style-name="P11"><text:tab/>Se consiguió lanzar la alarma, hacerla sonar, vibrar y verla si estaba la pantalla encendida, pero necesitabamos hacer algo si no lo estaba. Se consiguió también satisfactoriamente. </text:p>
      <text:p text:style-name="P11"/>
      <text:p text:style-name="P11"><text:tab/>Hay que tener en encuenta, que nosotros somos programadores pero las personas a las que está orientada no tienen porqué serlo o incluso no ser demasiado hábiles con los smartphones, por lo que se necesitaba una interfaz sencilla y el hecho de poder poner una pastilla que nos la empezamos a tomar por ejemplo hace 5h. Esto generaba un problema, dado que, si poniamos una alarma <text:soft-page-break/>anterior al tiempo actual, una vez creada empezaba a sonar y después volvia a sonar, pero ya en su buena hora. Esto se solucionó con un pequeño algoritmo que se encarga de comprobar si el tiempo de la alarma programada es anterior a la actual, este se encarga de sumar las horas seleccionadas en la opción de tomar cada X horas para así hacer la toma en el momento oportuno. Pongamos que me empiezo a tomar la pastilla a las 16:00, pero creo la alarma a <text:s/>las 18:00, la aplicación automáticamente se encarga de calcular que la primera alarma programada debe estar puesta a las 24:00.</text:p>
      <text:p text:style-name="P11"/>
      <text:p text:style-name="P11"/>
      <text:h text:style-name="P14" text:outline-level="2">5.3 Mejoras</text:h>
      <text:p text:style-name="P11"/>
      <text:p text:style-name="P11"><text:tab/>La aplicación, obivamente no se encuentra en este momento para ser lanzada al mercado. Puesto que a mi parecer creo que aún le faltan cosas para poder ser competente dentro del mercado. Dentro del campo de las posibles mejoras cabría destacar entre todas ellas la primera de poder seleccionar, como he dicho antes la cuestión de las comidas y los días a la semana, es un tema interesante sobretodo para personas mayores, o gente que necesita ser atendida. </text:p>
      <text:p text:style-name="P11"/>
      <text:p text:style-name="P11"><text:tab/>Por otro lado el tema de configurar las posibles notificaciones activando o no la vibración.</text:p>
      <text:p text:style-name="P11"/>
      <text:p text:style-name="P11"><text:tab/>Una característica que me parece también importante, es el tema de poder conectarse con tu cuenta de google para obtener imagen y datos y así personalizar la experiencia del usuario.</text:p>
      <text:p text:style-name="P11"/>
      <text:p text:style-name="P11"><text:tab/>Por otro lado también estaría bien poder añadir función multi cuenta o multi usuario, para personalizar las pastillas de cada ususario de manera separada y llevar un mejor orden.</text:p>
      <text:p text:style-name="P11"/>
      <text:p text:style-name="P11"/>
      <text:p text:style-name="P11"/>
      <text:h text:style-name="P16" text:outline-level="1"><text:soft-page-break/>6. Referencias / Bibliografia. </text:h>
      <text:p text:style-name="P11"/>
      <text:p text:style-name="P11"><text:tab/>Como <text:s/>referencias y bibliografía se han utilizado:</text:p>
      <text:p text:style-name="P11"/>
      <text:list xml:id="list1234199716" text:style-name="L2">
        <text:list-item>
          <text:p text:style-name="P12">Apuntes del curso de desarrollo de aplicaciones multiplataforma.</text:p>
        </text:list-item>
        <text:list-item>
          <text:p text:style-name="P12">El gran libro de Android. Jesús Tomas. Ed. Anaya</text:p>
        </text:list-item>
        <text:list-item>
          <text:p text:style-name="P12"><text:a xlink:type="simple" xlink:href="http://developers.android.com/">http://developers.android.com</text:a> Documentación oficial de android</text:p>
        </text:list-item>
        <text:list-item>
          <text:p text:style-name="P12"><text:a xlink:type="simple" xlink:href="http://stackoverflow.com/">http://stackoverflow.com</text:a> Gran foro de preguntas y respuestas.</text:p>
        </text:list-item>
      </text:list>
      <text:p text:style-name="P11"/>
      <text:p text:style-name="P6"/>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Courier, monospace"/>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Pill Reminder</text:p>
      </style:header>
      <style:footer>
        <text:p text:style-name="Footer">Héctor Borrás Aleixandr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ctor Aleixandre</meta:initial-creator>
    <meta:creation-date>2014-05-20T19:38:38</meta:creation-date>
    <dc:date>2014-05-21T20:32:40</dc:date>
    <dc:creator>Hector Aleixandre</dc:creator>
    <meta:editing-duration>PT12M36S</meta:editing-duration>
    <meta:editing-cycles>2</meta:editing-cycles>
    <meta:generator>LibreOffice/3.5$Linux_X86_64 LibreOffice_project/350m1$Build-2</meta:generator>
    <meta:document-statistic meta:table-count="0" meta:image-count="0" meta:object-count="0" meta:page-count="12" meta:paragraph-count="79" meta:word-count="1883" meta:character-count="11550" meta:non-whitespace-character-count="9681"/>
  </office:meta>
</office:document-meta>
</file>